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table:style-name="Default" office:value-type="string" calcext:value-type="string">
            <text:p>Part Type</text:p>
          </table:table-cell>
          <table:table-cell office:value-type="string" calcext:value-type="string">
            <text:p>GX-5</text:p>
          </table:table-cell>
          <table:table-cell office:value-type="string" calcext:value-type="string">
            <text:p>GX-35</text:p>
          </table:table-cell>
          <table:table-cell office:value-type="string" calcext:value-type="string">
            <text:p>in .json file</text:p>
          </table:table-cell>
        </table:table-row>
        <table:table-row table:style-name="ro1">
          <table:table-cell office:value-type="string" calcext:value-type="string">
            <text:p>Main Components</text:p>
          </table:table-cell>
          <table:table-cell table:style-name="Default" office:value-type="string" calcext:value-type="string">
            <text:p>Custom Dual Bay Enclos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New Power Module En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Power Supply Un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Dual DC-DC power Supply Bo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DB9 and USB adapter Board Assemb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Cooling f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Finger Gu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Standard RadioProcessor W/ p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Standard RadioProcessor W/O p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T/R Switch Assemb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Preamp assemb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50Mhz low pass fil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Connector Barrier strip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Jumper, terminal blo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DB9 conne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BNC conne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2-in-1 Diode Bo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5MHz Low Pass Fil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Power Amplif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asteners and Mounting Hardware</text:p>
          </table:table-cell>
          <table:table-cell table:style-name="Default" office:value-type="string" calcext:value-type="string">
            <text:p>SP7 Mounting Brack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DB9 Jack screw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M5 self Tapping Fan Screw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#8-32 screw 1/4”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#8 lock was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-40 Screw 1"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-40 Screw 1/2"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-40 Screw 1/4"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-40 Lock Nu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 Lock Wash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M4 Keps Nu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M3-.5 x 6 SEMS Scre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M3-.5 x 4.5 SEMS Split Lock Screw (Standoff Screws) 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M4 External Star Wash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Zip-tie mou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Zip-ti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Size 1/8" heat shrink (1" strip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ubber Fe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#4-40 Screw 1-1/2"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Aluminum PA15W Mounting Br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bles and Wires</text:p>
          </table:table-cell>
          <table:table-cell office:value-type="string" calcext:value-type="string">
            <text:p>8" USB-A to USB-B C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0" SMA-BNC c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0" 10 Conductor IDC Cable with 10-pin crimp connect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7" Right Angle (RA) SMA-SMA Ca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2" RA SMA-RA SMA C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8" RA SMA-DB9 C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4" (Black) slide connector to fork connector 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4" (White) slide connector to fork connector 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10" 6 wire assembly with 6 pin molex connectors; 7" 4 wire split with molex conne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8" (yellow) 20-gauge wire with fork connector on one e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8" (black) 20-gauge wire with fork connector on one e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4" (green) 18-gauge ring connector to fork connector w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2" (green) 18-gauge fork connector to fork connector w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12" (yellow) 20-gauge fork connector to fork connector wi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/>
          <table:table-cell office:value-type="string" calcext:value-type="string">
            <text:p>13" (yel &amp; blk) 20-gauge power wire assembly (2 pin molex, 4 pin molex, fork connector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4" (grn/yel) 18-gauge slide connector to ring connector wire 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0” 6 pin Molex Power C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5" RA SMA-RA SMA Cab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1.5" SMA-RA SMA 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10-Pin IDC Conne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-Sun Labels</text:p>
          </table:table-cell>
          <table:table-cell office:value-type="string" calcext:value-type="string">
            <text:p>GX-35-Rev1 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AC Output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High Voltage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50 Ohm Load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o Probe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USB 2.0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TL Out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N.C. 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ower Entry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Ground L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Lambda Quarter Lab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GX-5-Rev1A Lab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xternal Components</text:p>
          </table:table-cell>
          <table:table-cell office:value-type="string" calcext:value-type="string">
            <text:p>AC Power C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6.56' (2m) USB-A to USB-B C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34” Probe Cable (Non-Magneti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office:value-type="string" calcext:value-type="string">
            <text:p>Lambda Quarter 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8:30:11.203156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7:44:10.916561607</meta:creation-date>
    <dc:date>2015-02-19T17:47:29.922663118</dc:date>
    <meta:editing-duration>PT23H19M12S</meta:editing-duration>
    <meta:editing-cycles>48</meta:editing-cycles>
    <meta:generator>LibreOffice/4.2.7.2$Linux_X86_64 LibreOffice_project/420m0$Build-2</meta:generator>
    <meta:document-statistic meta:table-count="1" meta:cell-count="309" meta:object-count="0"/>
  </office:meta>
</office:document-meta>
</file>